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84.05pt"/>
    </style:style>
    <style:style style:name="co4" style:family="table-column">
      <style:table-column-properties fo:break-before="auto" style:column-width="83.34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éponses_20_au_20_formulaire_20_1">
      <style:table-properties table:display="true" style:writing-mode="lr-tb"/>
    </style:style>
    <style:style style:name="ta2" style:family="table" style:master-page-name="PageStyle_5f_sta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éponses au formulaire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Horodateur</text:p>
          </table:table-cell>
          <table:table-cell table:style-name="ce1" office:value-type="string" calcext:value-type="string">
            <text:p>evt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6-04-04T09:02:31" calcext:value-type="date">
            <text:p>4/4/2026 9:02:31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6-04-02T16:35:25.34" calcext:value-type="date">
            <text:p>4/2/2026 16:35:25</text:p>
          </table:table-cell>
          <table:table-cell table:style-name="ce3" office:value-type="string" calcext:value-type="string">
            <text:p>dl_fr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6-04-02T16:36:41.553" calcext:value-type="date">
            <text:p>4/2/2026 16:36:42</text:p>
          </table:table-cell>
          <table:table-cell table:style-name="ce3" office:value-type="string" calcext:value-type="string">
            <text:p>dl_fr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6-04-02T17:33:50.2" calcext:value-type="date">
            <text:p>4/2/2026 17:33:50</text:p>
          </table:table-cell>
          <table:table-cell table:style-name="ce3" office:value-type="string" calcext:value-type="string">
            <text:p>dl_en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6-04-02T17:34:06.303" calcext:value-type="date">
            <text:p>4/2/2026 17:34:06</text:p>
          </table:table-cell>
          <table:table-cell table:style-name="ce3" office:value-type="string" calcext:value-type="string">
            <text:p>dl_en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6-04-02T17:34:41.221" calcext:value-type="date">
            <text:p>4/2/2026 17:34:41</text:p>
          </table:table-cell>
          <table:table-cell table:style-name="ce3" office:value-type="string" calcext:value-type="string">
            <text:p>dl_en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6-04-02T17:34:49.309" calcext:value-type="date">
            <text:p>4/2/2026 17:34:49</text:p>
          </table:table-cell>
          <table:table-cell table:style-name="ce3" office:value-type="string" calcext:value-type="string">
            <text:p>dl_en</text:p>
          </table:table-cell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1" table:default-cell-style-name="Default"/>
        <table:table-row table:style-name="ro1">
          <table:table-cell table:style-name="ce4" office:value-type="string" calcext:value-type="string">
            <text:p>Mois</text:p>
          </table:table-cell>
          <table:table-cell table:style-name="ce1" office:value-type="string" calcext:value-type="string">
            <text:p>Total-mois-FR</text:p>
          </table:table-cell>
          <table:table-cell table:style-name="ce1" office:value-type="string" calcext:value-type="string">
            <text:p>Total-mois-EN</text:p>
          </table:table-cell>
          <table:table-cell table:style-name="ce1" office:value-type="string" calcext:value-type="string">
            <text:p>TotalGL-FR</text:p>
          </table:table-cell>
          <table:table-cell table:style-name="ce1" office:value-type="string" calcext:value-type="string">
            <text:p>TotalGL-EN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table:number-columns-repeated="4"/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Form_Responses" table:target-range-address="'Réponses au formulaire 1'.A1:'Réponses au formulaire 1'.B8"/>
        <table:database-range table:name="Tableau1" table:target-range-address="stats.A1:stats.E1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éponses_20_au_20_formulaire_20_1" style:display-name="PageStyle_Réponses au formulair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8" meta:object-count="0"/>
    <meta:generator>LibreOfficeDev/6.0.5.2$Linux_X86_64 LibreOffice_project/</meta:generator>
  </office:meta>
</office:document-meta>
</file>